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5B5300004EA16E50C73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357cm" svg:x="0.001cm" svg:y="0cm">
          <draw:image xlink:href="Pictures/2000001200005B5300004EA16E50C73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0T17:19:20.75</meta:creation-date>
    <dc:date>2018-11-20T17:23:57.27</dc:date>
    <meta:editing-duration>P0D</meta:editing-duration>
    <meta:editing-cycles>1</meta:editing-cycles>
    <meta:document-statistic meta:object-count="1"/>
    <meta:generator>LibreOffice/3.6$Windows_x86 LibreOffice_project/da8c1e6-fd468f4-454e206-f42a4a9-143cfd</meta:generator>
  </office:meta>
</office:document-meta>
</file>